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hfos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d</text:p>
          </table:table-cell>
          <table:table-cell table:style-name="ce1" office:value-type="string" calcext:value-type="string">
            <text:p>freq (MHz)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1" table:formula="of:=[.A2]" office:value-type="float" office:value="6" calcext:value-type="float">
            <text:p>6.0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[.A3]/[.C3]" office:value-type="float" office:value="6" calcext:value-type="float">
            <text:p>6.0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[.A4]/[.C4]" office:value-type="float" office:value="3" calcext:value-type="float">
            <text:p>3.0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[.A5]/[.C5]" office:value-type="float" office:value="2" calcext:value-type="float">
            <text:p>2.0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[.A6]/[.C6]" office:value-type="float" office:value="1.5" calcext:value-type="float">
            <text:p>1.5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[.A7]/[.C7]" office:value-type="float" office:value="1.2" calcext:value-type="float">
            <text:p>1.2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table:formula="of:=[.A8]/[.C8]" office:value-type="float" office:value="1" calcext:value-type="float">
            <text:p>1.0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table:formula="of:=[.A9]/[.C9]" office:value-type="float" office:value="0.857142857142857" calcext:value-type="float">
            <text:p>0.9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table:formula="of:=[.A10]/[.C10]" office:value-type="float" office:value="0.75" calcext:value-type="float">
            <text:p>0.8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table:formula="of:=[.A11]/[.C11]" office:value-type="float" office:value="0.666666666666667" calcext:value-type="float">
            <text:p>0.7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table:formula="of:=[.A12]/[.C12]" office:value-type="float" office:value="0.6" calcext:value-type="float">
            <text:p>0.6</text:p>
          </table:table-cell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ce1" table:formula="of:=[.A13]" office:value-type="float" office:value="12" calcext:value-type="float">
            <text:p>12.0</text:p>
          </table:table-cell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[.A14]/[.C14]" office:value-type="float" office:value="6" calcext:value-type="float">
            <text:p>6.0</text:p>
          </table:table-cell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[.A15]/[.C15]" office:value-type="float" office:value="4" calcext:value-type="float">
            <text:p>4.0</text:p>
          </table:table-cell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[.A16]/[.C16]" office:value-type="float" office:value="3" calcext:value-type="float">
            <text:p>3.0</text:p>
          </table:table-cell>
          <table:table-cell table:style-name="Default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[.A17]/[.C17]" office:value-type="float" office:value="12" calcext:value-type="float">
            <text:p>12.0</text:p>
          </table:table-cell>
          <table:table-cell table:style-name="Default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[.A18]/[.C18]" office:value-type="float" office:value="8" calcext:value-type="float">
            <text:p>8.0</text:p>
          </table:table-cell>
          <table:table-cell table:style-name="Default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[.A19]/[.C19]" office:value-type="float" office:value="6" calcext:value-type="float">
            <text:p>6.0</text:p>
          </table:table-cell>
          <table:table-cell table:style-name="Default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[.A20]/[.C20]" office:value-type="float" office:value="4.8" calcext:value-type="float">
            <text:p>4.8</text:p>
          </table:table-cell>
          <table:table-cell table:style-name="Default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[.A21]/[.C21]" office:value-type="float" office:value="16" calcext:value-type="float">
            <text:p>16.0</text:p>
          </table:table-cell>
          <table:table-cell table:style-name="Default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[.A22]/[.C22]" office:value-type="float" office:value="12" calcext:value-type="float">
            <text:p>12.0</text:p>
          </table:table-cell>
          <table:table-cell table:style-name="Default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[.A23]/[.C23]" office:value-type="float" office:value="9.6" calcext:value-type="float">
            <text:p>9.6</text:p>
          </table:table-cell>
          <table:table-cell table:style-name="Default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table:formula="of:=[.A24]/[.C24]" office:value-type="float" office:value="8" calcext:value-type="float">
            <text:p>8.0</text:p>
          </table:table-cell>
          <table:table-cell table:style-name="Default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table:formula="of:=[.A25]/[.C25]" office:value-type="float" office:value="6" calcext:value-type="float">
            <text:p>6.0</text:p>
          </table:table-cell>
          <table:table-cell table:style-name="Default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table:formula="of:=[.A26]/[.C26]" office:value-type="float" office:value="3" calcext:value-type="float">
            <text:p>3.0</text:p>
          </table:table-cell>
          <table:table-cell table:style-name="Default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" table:formula="of:=[.B27]/[.C27]" office:value-type="float" office:value="8" calcext:value-type="float">
            <text:p>8.0</text:p>
          </table:table-cell>
          <table:table-cell table:style-name="Default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" table:formula="of:=[.B28]/[.C28]" office:value-type="float" office:value="10" calcext:value-type="float">
            <text:p>10.0</text:p>
          </table:table-cell>
          <table:table-cell table:style-name="Default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" table:formula="of:=[.B29]/[.C29]" office:value-type="float" office:value="12" calcext:value-type="float">
            <text:p>12.0</text:p>
          </table:table-cell>
          <table:table-cell table:style-name="Default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1" table:formula="of:=[.B30]/[.C30]" office:value-type="float" office:value="14" calcext:value-type="float">
            <text:p>14.0</text:p>
          </table:table-cell>
          <table:table-cell table:style-name="Default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" table:formula="of:=[.B31]/[.C31]" office:value-type="float" office:value="16" calcext:value-type="float">
            <text:p>16.0</text:p>
          </table:table-cell>
          <table:table-cell table:style-name="Default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style-name="ce1" table:formula="of:=[.B32]/[.C32]" office:value-type="float" office:value="6.4" calcext:value-type="float">
            <text:p>6.4</text:p>
          </table:table-cell>
          <table:table-cell table:style-name="Default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style-name="ce1" table:formula="of:=[.B33]/[.C33]" office:value-type="float" office:value="5.33333333333333" calcext:value-type="float">
            <text:p>5.3</text:p>
          </table:table-cell>
          <table:table-cell table:style-name="Default"/>
        </table:table-row>
        <table:table-row table:style-name="ro1" table:number-rows-repeated="104854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0T14:34:36.272082474</meta:creation-date>
    <dc:date>2021-05-30T14:42:40.546541291</dc:date>
    <meta:editing-duration>PT8M4S</meta:editing-duration>
    <meta:editing-cycles>1</meta:editing-cycles>
    <meta:document-statistic meta:table-count="1" meta:cell-count="105" meta:object-count="0"/>
    <meta:generator>LibreOffice/6.4.7.2$Linux_X86_64 LibreOffice_project/40$Build-2</meta:generator>
  </office:meta>
</office:document-meta>
</file>